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ans1" fo:font-size="13pt" fo:language="lt" fo:country="LT" officeooo:rsid="001420d3" officeooo:paragraph-rsid="001420d3" style:font-size-asian="13pt" style:font-size-complex="13pt"/>
    </style:style>
    <style:style style:name="P2" style:family="paragraph" style:parent-style-name="Standard">
      <style:text-properties style:font-name="Liberation Sans1" fo:font-size="13pt" fo:language="lt" fo:country="LT" officeooo:rsid="001420d3" officeooo:paragraph-rsid="0027e239" style:font-size-asian="13pt" style:font-size-complex="13pt"/>
    </style:style>
    <style:style style:name="P3" style:family="paragraph" style:parent-style-name="Standard">
      <style:text-properties style:font-name="Liberation Sans1" fo:font-size="13pt" fo:language="lt" fo:country="LT" officeooo:rsid="0010f24a" officeooo:paragraph-rsid="001420d3" style:font-size-asian="13pt" style:font-size-complex="13pt"/>
    </style:style>
    <style:style style:name="P4" style:family="paragraph" style:parent-style-name="Standard">
      <style:text-properties style:font-name="Liberation Sans1" fo:font-size="13pt" fo:language="lt" fo:country="LT" officeooo:rsid="0027413c" officeooo:paragraph-rsid="0027413c" style:font-size-asian="13pt" style:font-size-complex="13pt"/>
    </style:style>
    <style:style style:name="P5" style:family="paragraph" style:parent-style-name="Standard">
      <style:text-properties style:font-name="Liberation Sans1" fo:font-size="13pt" fo:language="lt" fo:country="LT" officeooo:rsid="00159c6a" officeooo:paragraph-rsid="0029e4b8" style:font-size-asian="13pt" style:font-size-complex="13pt"/>
    </style:style>
    <style:style style:name="P6" style:family="paragraph" style:parent-style-name="Standard">
      <style:text-properties style:font-name="Liberation Sans1" fo:font-size="13pt" fo:language="lt" fo:country="LT" officeooo:rsid="0029e4b8" officeooo:paragraph-rsid="0029e4b8" style:font-size-asian="13pt" style:font-size-complex="13pt"/>
    </style:style>
    <style:style style:name="P7" style:family="paragraph" style:parent-style-name="Standard">
      <style:text-properties style:font-name="Liberation Sans1" fo:font-size="13pt" fo:language="lt" fo:country="LT" officeooo:rsid="0033ead8" officeooo:paragraph-rsid="0033ead8" style:font-size-asian="13pt" style:font-size-complex="13pt"/>
    </style:style>
    <style:style style:name="P8" style:family="paragraph" style:parent-style-name="Standard">
      <style:text-properties style:font-name="Liberation Sans1" fo:font-size="13pt" fo:language="lt" fo:country="LT" officeooo:rsid="00361d24" officeooo:paragraph-rsid="00361d24" style:font-size-asian="13pt" style:font-size-complex="13pt"/>
    </style:style>
    <style:style style:name="P9" style:family="paragraph" style:parent-style-name="Standard">
      <style:text-properties style:font-name="Liberation Sans1" fo:font-size="13pt" fo:language="lt" fo:country="LT" officeooo:rsid="00361d24" officeooo:paragraph-rsid="003a91af" style:font-size-asian="13pt" style:font-size-complex="13pt"/>
    </style:style>
    <style:style style:name="P10" style:family="paragraph" style:parent-style-name="Standard">
      <style:text-properties style:font-name="Liberation Sans1" fo:font-size="13pt" fo:language="lt" fo:country="LT" officeooo:rsid="0037a0d9" officeooo:paragraph-rsid="0037a0d9" style:font-size-asian="13pt" style:font-size-complex="13pt"/>
    </style:style>
    <style:style style:name="P11" style:family="paragraph" style:parent-style-name="Standard">
      <style:text-properties style:font-name="Liberation Sans1" fo:font-size="13pt" fo:language="lt" fo:country="LT" officeooo:rsid="00357d28" officeooo:paragraph-rsid="00357d28" style:font-size-asian="13pt" style:font-size-complex="13pt"/>
    </style:style>
    <style:style style:name="P12" style:family="paragraph" style:parent-style-name="Standard">
      <style:text-properties style:font-name="Liberation Sans1" fo:font-size="13pt" fo:language="lt" fo:country="LT" officeooo:rsid="00357d28" officeooo:paragraph-rsid="0037a0d9" style:font-size-asian="13pt" style:font-size-complex="13pt"/>
    </style:style>
    <style:style style:name="P13" style:family="paragraph" style:parent-style-name="Standard">
      <style:text-properties style:font-name="Liberation Sans1" fo:font-size="13pt" fo:language="lt" fo:country="LT" officeooo:rsid="00394072" officeooo:paragraph-rsid="00394072" style:font-size-asian="13pt" style:font-size-complex="13pt"/>
    </style:style>
    <style:style style:name="P14" style:family="paragraph" style:parent-style-name="Standard">
      <style:text-properties style:font-name="Liberation Sans1" fo:font-size="13pt" fo:language="lt" fo:country="LT" officeooo:rsid="0039bb9c" officeooo:paragraph-rsid="0039bb9c" style:font-size-asian="13pt" style:font-size-complex="13pt"/>
    </style:style>
    <style:style style:name="P15" style:family="paragraph" style:parent-style-name="Standard">
      <style:text-properties style:font-name="Liberation Sans1" fo:font-size="13pt" fo:language="lt" fo:country="LT" officeooo:rsid="003a91af" officeooo:paragraph-rsid="003a91af" style:font-size-asian="13pt" style:font-size-complex="13pt"/>
    </style:style>
    <style:style style:name="P16" style:family="paragraph" style:parent-style-name="Standard">
      <style:text-properties style:font-name="Liberation Sans1" fo:font-size="13pt" fo:language="lt" fo:country="LT" officeooo:rsid="003bd10a" officeooo:paragraph-rsid="003bd10a" style:font-size-asian="13pt" style:font-size-complex="13pt"/>
    </style:style>
    <style:style style:name="P17" style:family="paragraph" style:parent-style-name="Standard">
      <style:text-properties style:text-position="0% 100%" style:font-name="Liberation Sans1" fo:font-size="13pt" fo:language="lt" fo:country="LT" fo:font-style="normal" officeooo:rsid="000c3dd3" officeooo:paragraph-rsid="00257bb6" style:font-size-asian="13pt" style:font-style-asian="normal" style:font-size-complex="13pt" style:font-style-complex="normal"/>
    </style:style>
    <style:style style:name="P18" style:family="paragraph" style:parent-style-name="Standard">
      <style:text-properties style:text-position="0% 100%" style:font-name="Liberation Sans1" fo:font-size="13pt" fo:language="lt" fo:country="LT" officeooo:rsid="002b3e58" officeooo:paragraph-rsid="002b3e58" style:font-size-asian="13pt" style:font-size-complex="13pt"/>
    </style:style>
    <style:style style:name="P19" style:family="paragraph" style:parent-style-name="Standard">
      <style:text-properties style:text-position="0% 100%" style:font-name="Liberation Sans1" fo:font-size="13pt" fo:language="lt" fo:country="LT" officeooo:rsid="002d4648" officeooo:paragraph-rsid="002d4648" style:font-size-asian="13pt" style:font-size-complex="13pt"/>
    </style:style>
    <style:style style:name="P20" style:family="paragraph" style:parent-style-name="Standard">
      <style:text-properties style:text-position="0% 100%" style:font-name="Liberation Sans1" fo:font-size="13pt" fo:language="lt" fo:country="LT" officeooo:rsid="00159c6a" officeooo:paragraph-rsid="002d4648" style:font-size-asian="13pt" style:font-size-complex="13pt"/>
    </style:style>
    <style:style style:name="P21" style:family="paragraph" style:parent-style-name="Standard">
      <style:text-properties fo:font-variant="normal" fo:text-transform="none" fo:color="#000000" style:text-position="0% 100%" style:font-name="Liberation Sans1" fo:font-size="13pt" fo:letter-spacing="normal" fo:language="lt" fo:country="LT" fo:font-style="normal" fo:font-weight="normal" officeooo:rsid="002b3e58" officeooo:paragraph-rsid="002b3e58" style:font-size-asian="13pt" style:font-size-complex="13pt"/>
    </style:style>
    <style:style style:name="P22" style:family="paragraph" style:parent-style-name="Standard">
      <style:text-properties fo:font-variant="normal" fo:text-transform="none" fo:color="#000000" style:text-position="0% 100%" style:font-name="Liberation Sans1" fo:font-size="13pt" fo:letter-spacing="normal" fo:language="lt" fo:country="LT" fo:font-style="normal" fo:font-weight="normal" officeooo:rsid="002ba4b5" officeooo:paragraph-rsid="002ba4b5" style:font-size-asian="13pt" style:font-size-complex="13pt"/>
    </style:style>
    <style:style style:name="P23" style:family="paragraph" style:parent-style-name="Standard">
      <style:text-properties fo:font-variant="normal" fo:text-transform="none" fo:color="#000000" style:font-name="DejaVu Sans Mono" fo:font-size="10.5pt" fo:letter-spacing="normal" fo:language="lt" fo:country="LT" fo:font-style="normal" fo:font-weight="normal" officeooo:paragraph-rsid="002b3e58"/>
    </style:style>
    <style:style style:name="P24" style:family="paragraph" style:parent-style-name="Standard">
      <style:paragraph-properties fo:break-before="page"/>
      <style:text-properties style:font-name="Liberation Sans1" fo:font-size="13pt" fo:language="lt" fo:country="LT" officeooo:rsid="003b7475" officeooo:paragraph-rsid="003b7475" style:font-size-asian="13pt" style:font-size-complex="13pt"/>
    </style:style>
    <style:style style:name="P25" style:family="paragraph" style:parent-style-name="Standard">
      <style:text-properties style:font-name="Liberation Sans1" fo:font-size="13pt" fo:language="lt" fo:country="LT" officeooo:rsid="001420d3" officeooo:paragraph-rsid="0027e239" style:font-size-asian="13pt" style:font-size-complex="13pt"/>
    </style:style>
    <style:style style:name="P26" style:family="paragraph" style:parent-style-name="Standard">
      <style:text-properties style:font-name="Liberation Sans1" fo:font-size="13pt" fo:language="lt" fo:country="LT" officeooo:rsid="0027e239" officeooo:paragraph-rsid="0033ead8" style:font-size-asian="13pt" style:font-size-complex="13pt"/>
    </style:style>
    <style:style style:name="P27" style:family="paragraph" style:parent-style-name="Standard">
      <style:text-properties style:font-name="Liberation Sans1" fo:font-size="13pt" fo:language="lt" fo:country="LT" officeooo:rsid="0037a0d9" officeooo:paragraph-rsid="0037a0d9" style:font-size-asian="13pt" style:font-size-complex="13pt"/>
    </style:style>
    <style:style style:name="P28" style:family="paragraph" style:parent-style-name="Standard">
      <style:text-properties style:font-name="Liberation Sans1" fo:font-size="13pt" fo:language="lt" fo:country="LT" officeooo:rsid="0037a0d9" officeooo:paragraph-rsid="003e0758" style:font-size-asian="13pt" style:font-size-complex="13pt"/>
    </style:style>
    <style:style style:name="P29" style:family="paragraph" style:parent-style-name="Standard">
      <style:text-properties style:font-name="Liberation Sans1" fo:font-size="13pt" fo:language="lt" fo:country="LT" officeooo:rsid="00357d28" officeooo:paragraph-rsid="0037a0d9" style:font-size-asian="13pt" style:font-size-complex="13pt"/>
    </style:style>
    <style:style style:name="P30" style:family="paragraph" style:parent-style-name="Standard">
      <style:text-properties style:font-name="Liberation Sans1" fo:font-size="13pt" fo:language="lt" fo:country="LT" officeooo:rsid="00361d24" officeooo:paragraph-rsid="003e0758" style:font-size-asian="13pt" style:font-size-complex="13pt"/>
    </style:style>
    <style:style style:name="P31" style:family="paragraph" style:parent-style-name="Standard">
      <style:text-properties style:font-name="Liberation Sans1" fo:font-size="13pt" fo:language="lt" fo:country="LT" officeooo:rsid="003e0758" officeooo:paragraph-rsid="003e0758" style:font-size-asian="13pt" style:font-size-complex="13pt"/>
    </style:style>
    <style:style style:name="P32" style:family="paragraph" style:parent-style-name="Standard">
      <style:text-properties style:font-name="Liberation Sans1" fo:font-size="13pt" fo:language="lt" fo:country="LT" officeooo:rsid="00394072" officeooo:paragraph-rsid="00394072" style:font-size-asian="13pt" style:font-size-complex="13pt"/>
    </style:style>
    <style:style style:name="P33" style:family="paragraph" style:parent-style-name="Standard">
      <style:text-properties style:font-name="Liberation Sans1" fo:font-size="13pt" fo:language="lt" fo:country="LT" officeooo:rsid="003fa854" officeooo:paragraph-rsid="003fa854" style:font-size-asian="13pt" style:font-size-complex="13pt"/>
    </style:style>
    <style:style style:name="P34" style:family="paragraph" style:parent-style-name="Standard">
      <style:text-properties style:font-name="Liberation Sans1" fo:font-size="13pt" fo:language="lt" fo:country="LT" officeooo:rsid="001420d3" officeooo:paragraph-rsid="0027e239" style:font-size-asian="13pt" style:font-size-complex="13pt"/>
    </style:style>
    <style:style style:name="P35" style:family="paragraph" style:parent-style-name="Standard">
      <style:text-properties style:text-position="0% 100%" style:font-name="Liberation Sans1" fo:font-size="13pt" fo:language="lt" fo:country="LT" officeooo:rsid="002d9051" officeooo:paragraph-rsid="003bd10a" style:font-size-asian="13pt" style:font-size-complex="13pt"/>
    </style:style>
    <style:style style:name="T1" style:family="text">
      <style:text-properties officeooo:rsid="0011eb74"/>
    </style:style>
    <style:style style:name="T2" style:family="text">
      <style:text-properties style:text-position="sub 58%"/>
    </style:style>
    <style:style style:name="T3" style:family="text">
      <style:text-properties style:text-position="sub 58%" officeooo:rsid="00159c6a"/>
    </style:style>
    <style:style style:name="T4" style:family="text">
      <style:text-properties style:text-position="sub 58%" officeooo:rsid="0029e4b8"/>
    </style:style>
    <style:style style:name="T5" style:family="text">
      <style:text-properties officeooo:rsid="0027413c"/>
    </style:style>
    <style:style style:name="T6" style:family="text">
      <style:text-properties officeooo:rsid="0027e239"/>
    </style:style>
    <style:style style:name="T7" style:family="text">
      <style:text-properties officeooo:rsid="0029e4b8"/>
    </style:style>
    <style:style style:name="T8" style:family="text">
      <style:text-properties officeooo:rsid="00159c6a"/>
    </style:style>
    <style:style style:name="T9" style:family="text">
      <style:text-properties officeooo:rsid="00318c82"/>
    </style:style>
    <style:style style:name="T10" style:family="text">
      <style:text-properties officeooo:rsid="0032d61b"/>
    </style:style>
    <style:style style:name="T11" style:family="text">
      <style:text-properties officeooo:rsid="002b3e58"/>
    </style:style>
    <style:style style:name="T12" style:family="text">
      <style:text-properties officeooo:rsid="00361d24"/>
    </style:style>
    <style:style style:name="T13" style:family="text">
      <style:text-properties officeooo:rsid="0037a0d9"/>
    </style:style>
    <style:style style:name="T14" style:family="text">
      <style:text-properties officeooo:rsid="00394072"/>
    </style:style>
    <style:style style:name="T15" style:family="text">
      <style:text-properties officeooo:rsid="0039bb9c"/>
    </style:style>
    <style:style style:name="T16" style:family="text">
      <style:text-properties officeooo:rsid="003a91af"/>
    </style:style>
    <style:style style:name="T17" style:family="text">
      <style:text-properties officeooo:rsid="003b7475"/>
    </style:style>
    <style:style style:name="T18" style:family="text">
      <style:text-properties style:font-name="Liberation Mono1" fo:font-size="11pt" fo:font-style="normal" fo:font-weight="normal" style:font-size-asian="11pt" style:font-style-asian="normal" style:font-weight-asian="normal"/>
    </style:style>
    <style:style style:name="T19" style:family="text">
      <style:text-properties officeooo:rsid="003ceb1d"/>
    </style:style>
    <style:style style:name="T20" style:family="text">
      <style:text-properties fo:font-size="11pt" fo:font-style="normal" fo:font-weight="normal" style:font-size-asian="11pt" style:font-style-asian="normal" style:font-weight-asian="normal"/>
    </style:style>
    <style:style style:name="T21" style:family="text">
      <style:text-properties fo:font-style="normal" fo:font-weight="normal" style:font-style-asian="normal" style:font-weight-asian="normal"/>
    </style:style>
    <style:style style:name="T22" style:family="text">
      <style:text-properties officeooo:rsid="003e0758"/>
    </style:style>
    <style:style style:name="T23" style:family="text">
      <style:text-properties officeooo:rsid="00402895"/>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imonas Beniušis <text:span text:style-name="T1">studento nr. 1410102</text:span><text:line-break/>Kompiuterių mokslas 1 1gr</text:p>
      <text:p text:style-name="P17">Naudota priemonė: <text:span text:style-name="T5">GNU Octave</text:span></text:p>
      <text:p text:style-name="P3">Optimizavimo metodai užduotis <text:span text:style-name="T9">5</text:span></text:p>
      <text:p text:style-name="P3"/>
      <text:p text:style-name="P4">Optimizavimas su apribojimas</text:p>
      <text:p text:style-name="P3"/>
      <text:p text:style-name="P1">Tikslas: Surasti stačiakampio gretasienio formos dėžės matmenis, kad vienetiniam paviršiaus plotui jos tūris būtų maksimalus</text:p>
      <text:p text:style-name="P1"/>
      <text:p text:style-name="P1">Tikslo funkcija:</text:p>
      <text:p text:style-name="P1"/>
      <text:p text:style-name="P1"><draw:frame draw:style-name="fr1" draw:name="Object3" text:anchor-type="as-char" svg:y="-0.152in" svg:width="1.2429in" svg:height="0.2008in" draw:z-index="0"><draw:object xlink:href="./Object 1" xlink:type="simple" xlink:show="embed" xlink:actuate="onLoad"/><draw:image xlink:href="./ObjectReplacements/Object 1" xlink:type="simple" xlink:show="embed" xlink:actuate="onLoad"/><svg:desc>formula</svg:desc></draw:frame></text:p>
      <text:p text:style-name="P1"/>
      <text:p text:style-name="P1">Apribojimo funkcija</text:p>
      <text:p text:style-name="P1"/>
      <text:p text:style-name="P1"><draw:frame draw:style-name="fr1" draw:name="Object1" text:anchor-type="as-char" svg:y="-0.1484in" svg:width="2.4992in" svg:height="0.1909in" draw:z-index="1"><draw:object xlink:href="./Object 2" xlink:type="simple" xlink:show="embed" xlink:actuate="onLoad"/><draw:image xlink:href="./ObjectReplacements/Object 2" xlink:type="simple" xlink:show="embed" xlink:actuate="onLoad"/><svg:desc>formula</svg:desc></draw:frame></text:p>
      <text:p text:style-name="P1"/>
      <text:p text:style-name="P4">Apsirašyti <text:span text:style-name="T10">kvadratinę baudos funkciją ir lygybinio apribojimo funkciją</text:span>:</text:p>
      <text:p text:style-name="P4"/>
      <text:p text:style-name="P1"/>
      <text:p text:style-name="P2"><text:span text:style-name="T6">Nauja </text:span>funkcij<text:span text:style-name="T15">a</text:span>:</text:p>
      <text:p text:style-name="P2"><draw:frame draw:style-name="fr2" draw:name="Object6" text:anchor-type="as-char" svg:y="-0.152in" svg:width="1.4043in" svg:height="0.1992in" draw:z-index="5"><draw:object xlink:href="./Object 6" xlink:type="simple" xlink:show="embed" xlink:actuate="onLoad"/><draw:image xlink:href="./ObjectReplacements/Object 6" xlink:type="simple" xlink:show="embed" xlink:actuate="onLoad"/></draw:frame></text:p>
      <text:p text:style-name="P2"/>
      <text:p text:style-name="P2"><text:s/><text:span text:style-name="T19">U</text:span><text:span text:style-name="T21">ždavinys formuojamas į tokį formatą:</text:span></text:p>
      <text:p text:style-name="P2"/>
      <text:p text:style-name="P2"><draw:frame draw:style-name="fr1" draw:name="Object4" text:anchor-type="as-char" svg:y="-0.3992in" svg:width="2.7953in" svg:height="0.8508in" draw:z-index="2"><draw:object xlink:href="./Object 4" xlink:type="simple" xlink:show="embed" xlink:actuate="onLoad"/><draw:image xlink:href="./ObjectReplacements/Object 4" xlink:type="simple" xlink:show="embed" xlink:actuate="onLoad"/><svg:desc>formula</svg:desc></draw:frame></text:p>
      <text:p text:style-name="P2"/>
      <text:p text:style-name="P7">Kadangi uždavinys neturi nelygybinių apribojimų, baudos funkcija yra:</text:p>
      <text:p text:style-name="P7"><draw:frame draw:style-name="fr1" draw:name="Object2" text:anchor-type="as-char" svg:y="-0.3398in" svg:width="3.1693in" svg:height="0.6201in" draw:z-index="3"><draw:object xlink:href="./Object 3" xlink:type="simple" xlink:show="embed" xlink:actuate="onLoad"/><draw:image xlink:href="./ObjectReplacements/Object 3" xlink:type="simple" xlink:show="embed" xlink:actuate="onLoad"/></draw:frame></text:p>
      <text:p text:style-name="P7"/>
      <text:p text:style-name="P8">Baudos daugiklio prasmė yra „nubausti“ už peržengtus rėžius, todėl jeigu apribojimai yra tenkinami, jis funkcijos reikšmei įtakos neturi. Kuo labiau funkcijos parametrai netenktina apribojimų, tuo toliau baudos daugiklis funkcijos reikšmę nukreipia nuo optimalios reikšmės</text:p>
      <text:p text:style-name="P26"/>
      <text:p text:style-name="P5">a = <text:span text:style-name="T7">1</text:span></text:p>
      <text:p text:style-name="P5">b = <text:span text:style-name="T7">0</text:span></text:p>
      <text:p text:style-name="P6">c = 2</text:p>
      <text:p text:style-name="P5">Taškai:</text:p>
      <text:p text:style-name="P5">X<text:span text:style-name="T2">0</text:span> = (0, 0, <text:span text:style-name="T11">0</text:span>)</text:p>
      <text:p text:style-name="P5">X<text:span text:style-name="T2">1</text:span> = (1, 1, <text:span text:style-name="T7">1</text:span>)</text:p>
      <text:p text:style-name="P5">X<text:span text:style-name="T2">m</text:span> = (a/10, b/10, <text:span text:style-name="T7">c/10</text:span>) = (<text:span text:style-name="T7">0.1</text:span>, 0, <text:span text:style-name="T7">0.2</text:span>) </text:p>
      <text:p text:style-name="P5"><text:soft-page-break/></text:p>
      <text:p text:style-name="P10">Baudos funkcija yra naudojama su <text:span text:style-name="T14">iteracijų</text:span> seka nuo <text:span text:style-name="T22">1</text:span> iki 0, žingsnis yra 0.001</text:p>
      <text:p text:style-name="P15">Iteracijos yra naudojamas pradiniam r parametrui nustatyti</text:p>
      <text:p text:style-name="P13">Funkcijos parametras yra fiksuojamas, jei telpa į rėžius <draw:frame draw:style-name="fr1" draw:name="Object5" text:anchor-type="as-char" svg:y="-0.1484in" svg:width="1.0307in" svg:height="0.1839in" draw:z-index="4"><draw:object xlink:href="./Object 5" xlink:type="simple" xlink:show="embed" xlink:actuate="onLoad"/><draw:image xlink:href="./ObjectReplacements/Object 5" xlink:type="simple" xlink:show="embed" xlink:actuate="onLoad"/></draw:frame></text:p>
      <text:p text:style-name="P10">Pradinis taškas (0, 0, 0)<text:line-break/>Optimizacija nesėkminga</text:p>
      <text:p text:style-name="P15">Nerasta atvejų, kada parametrai telpa į duotus rėžius</text:p>
      <text:p text:style-name="P5"/>
      <text:p text:style-name="P11"><text:span text:style-name="T12">Pradinis taškas</text:span> (1,1,1)</text:p>
      <text:p text:style-name="P10">Optimizacija sėkminga</text:p>
      <text:p text:style-name="P12">Artimiausia optimaliai <text:span text:style-name="T13">funkcijos <text:s/></text:span>reikšmė <text:s/>-0.068170</text:p>
      <text:p text:style-name="P30"><text:span text:style-name="T16">iteracija = 0.45</text:span></text:p>
      <text:p text:style-name="P31">Kintamieji įgyja reikšmes:</text:p>
      <text:p text:style-name="P9">x= <text:span text:style-name="T15">0.408765</text:span> <text:s/>y= <text:span text:style-name="T15">0.408765</text:span> <text:s/>z= <text:span text:style-name="T15">0.408765</text:span> <text:s/>r= <text:span text:style-name="T16">0.049459 </text:span></text:p>
      <text:p text:style-name="P15">optimizacijos funkcijos <text:span text:style-name="T17">atskiru atveju</text:span> duomenys:</text:p>
      <text:p text:style-name="P15"><text:tab/>Iškvietimai 84</text:p>
      <text:p text:style-name="P15"><text:tab/>Iteracijos 13 (9 sėkmingos)</text:p>
      <text:p text:style-name="P13">Atvejų, kada parametrai buvo fiksuojami <text:span text:style-name="T15">80</text:span></text:p>
      <text:p text:style-name="P8"/>
      <text:p text:style-name="P8"/>
      <text:p text:style-name="P12"><text:span text:style-name="T12">Pradinis taškas</text:span> (<text:span text:style-name="T13">0.</text:span>1, <text:span text:style-name="T13">0</text:span>, <text:span text:style-name="T13">0.2</text:span>)</text:p>
      <text:p text:style-name="P10">Optimizacija sėkminga</text:p>
      <text:p text:style-name="P10">Artimiausia optimaliai funkcijos reikšmė <text:s/>-0.06830<text:span text:style-name="T14">0</text:span></text:p>
      <text:p text:style-name="P28"><text:span text:style-name="T14">iteracija = 0.02</text:span></text:p>
      <text:p text:style-name="P31">Kintamieji įgyja reikšmes:</text:p>
      <text:p text:style-name="P10">x= 0.40931 <text:s/>y= 0.40928 <text:s/>z= 0.40929 r= 0.<text:span text:style-name="T14">10019 </text:span></text:p>
      <text:p text:style-name="P15">optimizacijos funkcijos <text:span text:style-name="T17">atskiru atveju</text:span> duomenys:</text:p>
      <text:p text:style-name="P15"><text:tab/>Iškvietimai 81</text:p>
      <text:p text:style-name="P15"><text:tab/>Iteracijos 9 (8 sėkmingos)</text:p>
      <text:p text:style-name="P13">Atvejų, kada parametrai buvo fiksuojami 17</text:p>
      <text:p text:style-name="P13"/>
      <text:p text:style-name="P13"/>
      <text:p text:style-name="P13"/>
      <text:p text:style-name="P14">Taškas (1, 1, 1) yra palankesnis nei (0.1, 0, 0.2) optimizacijai</text:p>
      <text:p text:style-name="P14"/>
      <text:p text:style-name="P15">Nors, pagal uždavinio formą, kuo didesnis r tuo mažesnė <text:span text:style-name="T19">yra </text:span>baudos įtaka, <text:span text:style-name="T19">todėl funkcijos reikšmė turėtų priartėti prie optimalios reikšmės,</text:span> tačiau praktiškai tai nepasiteisino.</text:p>
      <text:p text:style-name="P24">Kodas:</text:p>
      <text:p text:style-name="P16"/>
      <text:p text:style-name="P16">goal.m:</text:p>
      <text:p text:style-name="P16"/>
      <text:p text:style-name="P16">function [ result ] = goal(x)</text:p>
      <text:p text:style-name="P16"><text:s text:c="2"/>result = -x(1)*x(2)*x(3) + 1/x(4)*(2*x(1)*x(2) + 2*x(1)*x(3) + 2*x(2)*x(3) - 1)^2;</text:p>
      <text:p text:style-name="P16">end</text:p>
      <text:p text:style-name="P16"/>
      <text:p text:style-name="P16">optfunction.m:</text:p>
      <text:p text:style-name="P16"/>
      <text:p text:style-name="P33">function [x,fval,exitflag,output] = optfunction()</text:p>
      <text:p text:style-name="P33"><text:s text:c="4"/>total = 0;</text:p>
      <text:p text:style-name="P33"><text:s text:c="4"/>v = [1 1 1]; #startinis taškas</text:p>
      <text:p text:style-name="P33"><text:s text:c="4"/>v <text:s/>= [0.1, 0, 0.2]; #studento nr taškas</text:p>
      <text:p text:style-name="P33"><text:s text:c="4"/>for i = 1:-0.001:0.0</text:p>
      <text:p text:style-name="P33"><text:s text:c="10"/>[x,fval,exitflag,output] = fminunc(@goal,[v(1) v(2) v(3) i]);</text:p>
      <text:p text:style-name="P33"><text:s text:c="11"/>if(0.4 &lt; x(1) &amp;&amp; x(1)&lt; 0.429)</text:p>
      <text:p text:style-name="P33"><text:s text:c="12"/>i</text:p>
      <text:p text:style-name="P33"><text:s text:c="12"/>x</text:p>
      <text:p text:style-name="P33"><text:s text:c="12"/>fval</text:p>
      <text:p text:style-name="P33"><text:s text:c="12"/>output</text:p>
      <text:p text:style-name="P33"><text:s text:c="12"/>total = total+1;</text:p>
      <text:p text:style-name="P33"><text:s text:c="11"/>endif</text:p>
      <text:p text:style-name="P33"><text:s text:c="4"/>end</text:p>
      <text:p text:style-name="P33"><text:s text:c="4"/>total</text:p>
      <text:p text:style-name="P33">end</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2:35:11.692778703</meta:creation-date>
    <dc:date>2016-12-16T02:30:52.567110269</dc:date>
    <meta:editing-duration>PT1H27M43S</meta:editing-duration>
    <meta:editing-cycles>23</meta:editing-cycles>
    <meta:generator>LibreOffice/5.2.3.2$Linux_X86_64 LibreOffice_project/20m0$Build-2</meta:generator>
    <meta:document-statistic meta:table-count="0" meta:image-count="0" meta:object-count="6" meta:page-count="3" meta:paragraph-count="73" meta:word-count="358" meta:character-count="2586" meta:non-whitespace-character-count="2160"/>
  </office:meta>
</office:document-meta>
</file>

<file path=Object 1/content.xml><?xml version="1.0" encoding="utf-8"?>
<math xmlns="http://www.w3.org/1998/Math/MathML" display="block">
  <semantics>
    <mrow>
      <mi>f</mi>
      <mrow>
        <mo fence="true" stretchy="false">(</mo>
        <mrow>
          <mrow>
            <mi>x</mi>
            <mi>,</mi>
            <mi>y</mi>
            <mi>,</mi>
            <mi>z</mi>
          </mrow>
        </mrow>
        <mo fence="true" stretchy="false">)</mo>
      </mrow>
      <mrow>
        <mtext> </mtext>
        <mo stretchy="false">=</mo>
        <mtext> </mtext>
      </mrow>
      <mi mathvariant="italic">xyz</mi>
    </mrow>
    <annotation encoding="StarMath 5.0">f(x,y,z) " "=" " xyz
  </annotation>
  </semantics>
</math>
</file>

<file path=Object 2/content.xml><?xml version="1.0" encoding="utf-8"?>
<math xmlns="http://www.w3.org/1998/Math/MathML" display="block">
  <semantics>
    <mrow>
      <mi>g</mi>
      <mrow>
        <mo fence="true" stretchy="false">(</mo>
        <mrow>
          <mrow>
            <mi>x</mi>
            <mi>,</mi>
            <mi>y</mi>
            <mi>,</mi>
            <mi>z</mi>
          </mrow>
        </mrow>
        <mo fence="true" stretchy="false">)</mo>
      </mrow>
      <mrow>
        <mtext> </mtext>
        <mo stretchy="false">=</mo>
        <mtext> </mtext>
      </mrow>
      <mn>2</mn>
      <mrow>
        <mo fence="true" stretchy="false">(</mo>
        <mrow>
          <mrow>
            <mi mathvariant="italic">xy</mi>
            <mtext> + </mtext>
            <mi mathvariant="italic">xz</mi>
            <mtext> + </mtext>
            <mi mathvariant="italic">yz</mi>
          </mrow>
        </mrow>
        <mo fence="true" stretchy="false">)</mo>
      </mrow>
      <mrow>
        <mtext> </mtext>
        <mo stretchy="false">−</mo>
        <mtext> </mtext>
      </mrow>
      <mn>1</mn>
    </mrow>
    <annotation encoding="StarMath 5.0">g( x,y,z ) " "=" " 2(xy" + "xz" + "yz)" "-" "1

  </annotation>
  </semantics>
</math>
</file>

<file path=Object 3/content.xml><?xml version="1.0" encoding="utf-8"?>
<math xmlns="http://www.w3.org/1998/Math/MathML" display="block">
  <semantics>
    <mtable>
      <mtr>
        <mtd>
          <mrow>
            <mi>b</mi>
            <mrow>
              <mrow>
                <mo fence="true" stretchy="false">(</mo>
                <mrow>
                  <mi>X</mi>
                </mrow>
                <mo fence="true" stretchy="false">)</mo>
              </mrow>
              <mo stretchy="false">=</mo>
              <msup>
                <mrow>
                  <mo fence="true" stretchy="false">(</mo>
                  <mrow>
                    <mrow>
                      <mn>2</mn>
                      <mrow>
                        <mi mathvariant="italic">xy</mi>
                        <mo stretchy="false">+</mo>
                        <mn>2</mn>
                      </mrow>
                      <mrow>
                        <mi mathvariant="italic">xz</mi>
                        <mo stretchy="false">+</mo>
                        <mn>2</mn>
                      </mrow>
                      <mrow>
                        <mi mathvariant="italic">yz</mi>
                        <mo stretchy="false">−</mo>
                        <mn>1</mn>
                      </mrow>
                    </mrow>
                  </mrow>
                  <mo fence="true" stretchy="false">)</mo>
                </mrow>
                <mn>2</mn>
              </msup>
            </mrow>
          </mrow>
        </mtd>
      </mtr>
      <mtr>
        <mtd>
          <mrow>
            <mi>B</mi>
            <mrow>
              <mrow>
                <mo fence="true" stretchy="false">(</mo>
                <mrow>
                  <mrow>
                    <mi>x</mi>
                    <mi>,</mi>
                    <mi>y</mi>
                    <mi>,</mi>
                    <mi>z</mi>
                    <mi>,</mi>
                    <mi>r</mi>
                  </mrow>
                </mrow>
                <mo fence="true" stretchy="false">)</mo>
              </mrow>
              <mo stretchy="false">=</mo>
              <mrow>
                <mrow>
                  <mo stretchy="false">−</mo>
                  <mrow>
                    <mo fence="true" stretchy="false">(</mo>
                    <mrow>
                      <mi mathvariant="italic">xyz</mi>
                    </mrow>
                    <mo fence="true" stretchy="false">)</mo>
                  </mrow>
                </mrow>
                <mo stretchy="false">+</mo>
                <mfrac>
                  <mn>1</mn>
                  <mi>r</mi>
                </mfrac>
              </mrow>
            </mrow>
            <msup>
              <mrow>
                <mo fence="true" stretchy="false">(</mo>
                <mrow>
                  <mrow>
                    <mn>2</mn>
                    <mrow>
                      <mi mathvariant="italic">xy</mi>
                      <mo stretchy="false">+</mo>
                      <mn>2</mn>
                    </mrow>
                    <mrow>
                      <mi mathvariant="italic">xz</mi>
                      <mo stretchy="false">+</mo>
                      <mn>2</mn>
                    </mrow>
                    <mrow>
                      <mi mathvariant="italic">yz</mi>
                      <mo stretchy="false">−</mo>
                      <mn>1</mn>
                    </mrow>
                  </mrow>
                </mrow>
                <mo fence="true" stretchy="false">)</mo>
              </mrow>
              <mn>2</mn>
            </msup>
          </mrow>
        </mtd>
      </mtr>
    </mtable>
    <annotation encoding="StarMath 5.0">b( X ) = ( 2xy + 2xz + 2yz -1 )^2 newline
B( x,y,z,r ) = -( xyz ) + {1} over {r} (2xy + 2xz + 2yz -1  )^2</annotation>
  </semantics>
</math>
</file>

<file path=Object 4/content.xml><?xml version="1.0" encoding="utf-8"?>
<math xmlns="http://www.w3.org/1998/Math/MathML" display="block">
  <semantics>
    <mtable>
      <mtr>
        <mtd>
          <mrow>
            <mi>B</mi>
            <mrow>
              <mrow>
                <mo fence="true" stretchy="false">(</mo>
                <mrow>
                  <mrow>
                    <mi>X</mi>
                    <mi>,</mi>
                    <mi>r</mi>
                  </mrow>
                </mrow>
                <mo fence="true" stretchy="false">)</mo>
              </mrow>
              <mo stretchy="false">=</mo>
              <mi>f</mi>
            </mrow>
            <mrow>
              <mrow>
                <mo fence="true" stretchy="false">(</mo>
                <mrow>
                  <mi>X</mi>
                </mrow>
                <mo fence="true" stretchy="false">)</mo>
              </mrow>
              <mo stretchy="false">+</mo>
              <mfrac>
                <mn>1</mn>
                <mi>r</mi>
              </mfrac>
            </mrow>
            <mi>b</mi>
            <mrow>
              <mo fence="true" stretchy="false">(</mo>
              <mrow>
                <mi>X</mi>
              </mrow>
              <mo fence="true" stretchy="false">)</mo>
            </mrow>
          </mrow>
        </mtd>
      </mtr>
      <mtr>
        <mtd>
          <mrow>
            <mi>b</mi>
            <mrow>
              <mrow>
                <mo fence="true" stretchy="false">(</mo>
                <mrow>
                  <mi>X</mi>
                </mrow>
                <mo fence="true" stretchy="false">)</mo>
              </mrow>
              <mo stretchy="false">=</mo>
              <mrow>
                <munderover>
                  <mo stretchy="false">∑</mo>
                  <mrow>
                    <mi>i</mi>
                    <mo stretchy="false">=</mo>
                    <mn>1</mn>
                  </mrow>
                  <mi>k</mi>
                </munderover>
                <mi mathvariant="italic">max</mi>
              </mrow>
            </mrow>
            <mrow>
              <msup>
                <mrow>
                  <mo fence="true" stretchy="false">(</mo>
                  <mrow>
                    <mrow>
                      <mn>0</mn>
                      <mi>,</mi>
                      <msub>
                        <mi>g</mi>
                        <mi>i</mi>
                      </msub>
                      <mrow>
                        <mo fence="true" stretchy="false">(</mo>
                        <mrow>
                          <mi>X</mi>
                        </mrow>
                        <mo fence="true" stretchy="false">)</mo>
                      </mrow>
                    </mrow>
                  </mrow>
                  <mo fence="true" stretchy="false">)</mo>
                </mrow>
                <mn>2</mn>
              </msup>
              <mo stretchy="false">+</mo>
              <mrow>
                <munderover>
                  <mo stretchy="false">∑</mo>
                  <mrow>
                    <mi>i</mi>
                    <mo stretchy="false">=</mo>
                    <mrow>
                      <mi>k</mi>
                      <mo stretchy="false">+</mo>
                      <mn>1</mn>
                    </mrow>
                  </mrow>
                  <mi>m</mi>
                </munderover>
                <msup>
                  <mrow>
                    <mo fence="true" stretchy="false">(</mo>
                    <mrow>
                      <mrow>
                        <msub>
                          <mi>g</mi>
                          <mi>i</mi>
                        </msub>
                        <mrow>
                          <mo fence="true" stretchy="false">(</mo>
                          <mrow>
                            <mi>X</mi>
                          </mrow>
                          <mo fence="true" stretchy="false">)</mo>
                        </mrow>
                      </mrow>
                    </mrow>
                    <mo fence="true" stretchy="false">)</mo>
                  </mrow>
                  <mn>2</mn>
                </msup>
              </mrow>
            </mrow>
          </mrow>
        </mtd>
      </mtr>
    </mtable>
    <annotation encoding="StarMath 5.0">

B( X,r ) = f( X) + {1} over {r}b( X )newline
b( X ) =  sum from{i=1} to{k}  max(0,g_i(X) )^2 + 
sum from{i=k+1 } to { m } ( g_i(X))^2   
  </annotation>
  </semantics>
</math>
</file>

<file path=Object 5/content.xml><?xml version="1.0" encoding="utf-8"?>
<math xmlns="http://www.w3.org/1998/Math/MathML" display="block">
  <semantics>
    <mrow>
      <mn>0.4</mn>
      <mo stretchy="false">&lt;</mo>
      <mi>X</mi>
      <mo stretchy="false">&lt;</mo>
      <mn>0.429</mn>
    </mrow>
    <annotation encoding="StarMath 5.0">0.4 &lt; X &lt;0.429</annotation>
  </semantics>
</math>
</file>

<file path=Object 6/content.xml><?xml version="1.0" encoding="utf-8"?>
<math xmlns="http://www.w3.org/1998/Math/MathML" display="block">
  <semantics>
    <mrow>
      <mi>f</mi>
      <mrow>
        <mo fence="true" stretchy="false">(</mo>
        <mrow>
          <mrow>
            <mi>x</mi>
            <mi>,</mi>
            <mi>y</mi>
            <mi>,</mi>
            <mi>z</mi>
          </mrow>
        </mrow>
        <mo fence="true" stretchy="false">)</mo>
      </mrow>
      <mrow>
        <mtext> </mtext>
        <mo stretchy="false">=</mo>
        <mtext> -</mtext>
      </mrow>
      <mrow>
        <mo fence="true" stretchy="false">(</mo>
        <mrow>
          <mi mathvariant="italic">xyz</mi>
        </mrow>
        <mo fence="true" stretchy="false">)</mo>
      </mrow>
    </mrow>
    <annotation encoding="StarMath 5.0">f(x,y,z) " "=" -"( xyz)</annotation>
  </semantics>
</math>
</file>